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403f53" loext:opacity="100%" style:font-name="Roboto Slab" fo:font-size="10pt" fo:font-weight="normal" fo:background-color="#fbfbfb" style:font-size-asian="10pt" style:font-size-complex="10pt"/>
    </style:style>
    <style:style style:name="P2" style:family="paragraph" style:parent-style-name="Standard">
      <style:text-properties style:font-name="Roboto Slab" fo:font-size="10pt" officeooo:paragraph-rsid="0014e099" style:font-size-asian="10pt" style:font-size-complex="10pt"/>
    </style:style>
    <style:style style:name="P3" style:family="paragraph" style:parent-style-name="Standard">
      <style:text-properties style:font-name="Roboto Slab" fo:font-size="10pt" fo:font-weight="bold" officeooo:paragraph-rsid="0014e099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Roboto Slab" fo:font-size="10pt" fo:font-weight="normal" officeooo:rsid="0014e099" officeooo:paragraph-rsid="0014e099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Roboto Slab" fo:font-size="10pt" fo:font-weight="normal" officeooo:rsid="001d2179" officeooo:paragraph-rsid="001d217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503cm"/>
      <style:text-properties fo:color="#994cc3" loext:opacity="100%" style:font-name="Roboto Slab" fo:font-size="10pt" fo:font-style="italic" fo:font-weight="normal" fo:background-color="#fbfbfb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403f53" loext:opacity="100%" style:font-name="Roboto Slab" fo:font-size="10pt" fo:font-weight="normal" fo:background-color="#fbfbfb" style:font-size-asian="10pt" style:font-size-complex="10pt"/>
    </style:style>
    <style:style style:name="P8" style:family="paragraph" style:parent-style-name="Standard">
      <style:paragraph-properties style:line-height-at-least="0.503cm"/>
      <style:text-properties fo:color="#994cc3" loext:opacity="100%" style:font-name="Roboto Slab" fo:font-size="10pt" fo:font-weight="normal" fo:background-color="#fbfbfb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989fb1" loext:opacity="100%" style:font-name="Roboto Slab" fo:font-size="10pt" fo:font-style="italic" fo:font-weight="normal" fo:background-color="#fbfbfb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fo:color="#989fb1" loext:opacity="100%" style:font-name="Roboto Slab" fo:font-size="10pt" fo:font-weight="normal" fo:background-color="#fbfbfb" style:font-size-asian="10pt" style:font-size-complex="10pt"/>
    </style:style>
    <style:style style:name="P11" style:family="paragraph" style:parent-style-name="Standard">
      <style:text-properties style:font-name="Roboto Slab" fo:font-size="10pt" officeooo:rsid="0014e099" officeooo:paragraph-rsid="0014e099" style:font-size-asian="10pt" style:font-size-complex="10pt"/>
    </style:style>
    <style:style style:name="P12" style:family="paragraph" style:parent-style-name="Standard">
      <style:text-properties style:font-name="Roboto Slab" fo:font-size="10pt" officeooo:paragraph-rsid="0014e099" style:font-size-asian="10pt" style:font-size-complex="10pt"/>
    </style:style>
    <style:style style:name="P13" style:family="paragraph" style:parent-style-name="Standard">
      <style:text-properties style:font-name="Roboto Slab" fo:font-size="10pt" officeooo:paragraph-rsid="001e9f9b" style:font-size-asian="10pt" style:font-size-complex="10pt"/>
    </style:style>
    <style:style style:name="P14" style:family="paragraph" style:parent-style-name="Standard">
      <style:text-properties style:font-name="Roboto Slab" fo:font-size="10pt" officeooo:paragraph-rsid="0018c647" style:font-size-asian="10pt" style:font-size-complex="10pt"/>
    </style:style>
    <style:style style:name="P15" style:family="paragraph" style:parent-style-name="Standard">
      <style:text-properties style:font-name="Roboto Slab" fo:font-size="10pt" fo:font-weight="normal" officeooo:rsid="0014e099" officeooo:paragraph-rsid="0014e099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Roboto Slab" fo:font-size="10pt" fo:font-weight="normal" officeooo:rsid="001d2179" officeooo:paragraph-rsid="0014e099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Roboto Slab" fo:font-size="10pt" fo:font-weight="normal" officeooo:rsid="001d2179" officeooo:paragraph-rsid="001d2179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Roboto Slab" fo:font-size="10pt" fo:font-weight="normal" officeooo:paragraph-rsid="0014e099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Roboto Slab" fo:font-size="10pt" fo:font-weight="bold" officeooo:rsid="0014e099" officeooo:paragraph-rsid="0014e099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Roboto Slab" fo:font-size="10pt" fo:font-weight="bold" officeooo:rsid="0016e124" officeooo:paragraph-rsid="0016e124" style:font-size-asian="10pt" style:font-weight-asian="bold" style:font-size-complex="10pt" style:font-weight-complex="bold"/>
    </style:style>
    <style:style style:name="P21" style:family="paragraph" style:parent-style-name="Standard">
      <style:paragraph-properties style:writing-mode="lr-tb"/>
      <style:text-properties fo:color="#403f53" loext:opacity="100%" style:font-name="Roboto Slab" fo:font-size="10pt" fo:font-weight="normal" officeooo:paragraph-rsid="0014e099" fo:background-color="#fbfbfb" style:font-size-asian="10pt" style:font-size-complex="10pt"/>
    </style:style>
    <style:style style:name="T1" style:family="text">
      <style:text-properties officeooo:rsid="0014e0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e099" style:font-weight-asian="normal" style:font-weight-complex="normal"/>
    </style:style>
    <style:style style:name="T6" style:family="text">
      <style:text-properties fo:color="#994cc3" loext:opacity="100%"/>
    </style:style>
    <style:style style:name="T7" style:family="text">
      <style:text-properties fo:color="#994cc3" loext:opacity="100%" fo:font-style="italic"/>
    </style:style>
    <style:style style:name="T8" style:family="text">
      <style:text-properties fo:color="#111111" loext:opacity="100%"/>
    </style:style>
    <style:style style:name="T9" style:family="text">
      <style:text-properties fo:color="#c96765" loext:opacity="100%"/>
    </style:style>
    <style:style style:name="T10" style:family="text">
      <style:text-properties fo:color="#c96765" loext:opacity="100%" officeooo:rsid="001bb298"/>
    </style:style>
    <style:style style:name="T11" style:family="text">
      <style:text-properties fo:color="#4876d6" loext:opacity="100%"/>
    </style:style>
    <style:style style:name="T12" style:family="text">
      <style:text-properties fo:color="#4876d6" loext:opacity="100%" fo:font-style="italic"/>
    </style:style>
    <style:style style:name="T13" style:family="text">
      <style:text-properties fo:color="#aa0982" loext:opacity="100%"/>
    </style:style>
    <style:style style:name="T14" style:family="text">
      <style:text-properties fo:color="#939dbb" loext:opacity="100%"/>
    </style:style>
    <style:style style:name="T15" style:family="text">
      <style:text-properties fo:color="#939dbb" loext:opacity="100%" fo:font-style="italic"/>
    </style:style>
    <style:style style:name="T16" style:family="text">
      <style:text-properties fo:color="#0c969b" loext:opacity="100%"/>
    </style:style>
    <style:style style:name="T17" style:family="text">
      <style:text-properties fo:color="#0c969b" loext:opacity="100%" fo:font-style="italic"/>
    </style:style>
    <style:style style:name="T18" style:family="text">
      <style:text-properties officeooo:rsid="001a7399"/>
    </style:style>
    <style:style style:name="T19" style:family="text">
      <style:text-properties style:font-name="Roboto Slab" fo:font-size="10pt" fo:font-weight="bold" officeooo:rsid="0014e099" style:font-size-asian="10pt" style:font-weight-asian="bold" style:font-size-complex="10pt" style:font-weight-complex="bold"/>
    </style:style>
    <style:style style:name="T20" style:family="text">
      <style:text-properties style:font-name="Roboto Slab" fo:font-size="10pt" officeooo:rsid="0014e099" style:font-size-asian="10pt" style:font-size-complex="10pt"/>
    </style:style>
    <style:style style:name="T21" style:family="text">
      <style:text-properties style:font-name="Roboto Slab" fo:font-size="10pt" fo:font-weight="normal" officeooo:rsid="0014e099" style:font-size-asian="10pt" style:font-weight-asian="normal" style:font-size-complex="10pt" style:font-weight-complex="normal"/>
    </style:style>
    <style:style style:name="T22" style:family="text">
      <style:text-properties fo:color="#989fb1" loext:opacity="100%"/>
    </style:style>
    <style:style style:name="T23" style:family="text">
      <style:text-properties fo:color="#989fb1" loext:opacity="100%" fo:font-style="italic"/>
    </style:style>
    <style:style style:name="T24" style:family="text">
      <style:text-properties officeooo:rsid="001bb298"/>
    </style:style>
    <style:style style:name="T25" style:family="text">
      <style:text-properties fo:font-size="10pt" fo:font-weight="bold" officeooo:rsid="0014e099" style:font-size-asian="10pt" style:font-weight-asian="bold" style:font-size-complex="10pt" style:font-weight-complex="bold"/>
    </style:style>
    <style:style style:name="T26" style:family="text">
      <style:text-properties fo:font-size="10pt" officeooo:rsid="0014e099" style:font-size-asian="10pt" style:font-size-complex="10pt"/>
    </style:style>
    <style:style style:name="T27" style:family="text">
      <style:text-properties fo:font-size="10pt" fo:font-weight="normal" officeooo:rsid="0014e099" style:font-size-asian="10pt" style:font-weight-asian="normal" style:font-size-complex="10pt" style:font-weight-complex="normal"/>
    </style:style>
    <style:style style:name="T28" style:family="text">
      <style:text-properties officeooo:rsid="001e9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Experiment No</text:span> : <text:span text:style-name="T28">6</text:span></text:p>
      <text:p text:style-name="P11"/>
      <text:p text:style-name="P2"><text:span text:style-name="T3">Aim</text:span><text:span text:style-name="T1"> : </text:span>Develop an Expert System to analyse the symptoms of common flu and suggest proper remedy. Consider at least 5 different symptoms and 5 different conditions to suggest remedies. </text:p>
      <text:p text:style-name="P11"/>
      <text:p text:style-name="P2"><text:span text:style-name="T3">Theory</text:span><text:span text:style-name="T1"> : </text:span></text:p>
      <text:p text:style-name="P13">An expert system is computer software that attempts to act like a human expert on a particular subject area. Expert systems are often used to advise non-experts in situations where a human expert in unavailable (for example it may be too expensive to employ a human expert, or it might be a difficult to reach location). An expert system is made up of three parts: </text:p>
      <text:p text:style-name="P13">1. A user interface - This is the system that allows a non-expert user to query (question) the expert system, and to receive advice. The user-interface is designed to be a simple to use as possible.</text:p>
      <text:p text:style-name="P13">2. A knowledge base - This is a collection of facts and rules. The knowledge base is created from information provided by human experts</text:p>
      <text:p text:style-name="P13">3. An inference engine - This acts rather like a search engine, examining the knowledge base for information that matches the user’s query </text:p>
      <text:p text:style-name="P4"/>
      <text:p text:style-name="P11"><text:span text:style-name="T2">Code</text:span><text:span text:style-name="T4"> :</text:span></text:p>
      <text:p text:style-name="P21"><text:span text:style-name="T6">#</text:span><text:span text:style-name="T7">include</text:span><text:span text:style-name="T8">&lt;</text:span><text:span text:style-name="T9">vector</text:span><text:span text:style-name="T8">&gt;</text:span></text:p>
      <text:p text:style-name="P1"><text:span text:style-name="T6">#</text:span><text:span text:style-name="T7">include</text:span><text:span text:style-name="T8">&lt;</text:span><text:span text:style-name="T9">iostream</text:span><text:span text:style-name="T8">&gt;</text:span></text:p>
      <text:p text:style-name="P1"><text:span text:style-name="T6">#</text:span><text:span text:style-name="T7">include</text:span><text:span text:style-name="T8">&lt;</text:span><text:span text:style-name="T9">bitset</text:span><text:span text:style-name="T8">&gt;</text:span></text:p>
      <text:p text:style-name="P1"><text:span text:style-name="T6">using</text:span> <text:span text:style-name="T6">namespace</text:span> std;</text:p>
      <text:p text:style-name="P1"><text:span text:style-name="T6">class</text:span> <text:span text:style-name="T11">ExpertSystem</text:span>{</text:p>
      <text:p text:style-name="P8">protected:</text:p>
      <text:p text:style-name="P1">vector<text:span text:style-name="T6">&lt;</text:span>string<text:span text:style-name="T6">&gt;</text:span> <text:span text:style-name="T16">qs</text:span>;</text:p>
      <text:p text:style-name="P1">vector<text:span text:style-name="T6">&lt;bool&gt;</text:span> <text:span text:style-name="T16">ans</text:span>;</text:p>
      <text:p text:style-name="P1">bitset<text:span text:style-name="T6">&lt;</text:span><text:span text:style-name="T13">100</text:span><text:span text:style-name="T6">&gt;</text:span> <text:span text:style-name="T16">result</text:span>;</text:p>
      <text:p text:style-name="P1">vector<text:span text:style-name="T6">&lt;</text:span>bitset<text:span text:style-name="T6">&lt;</text:span><text:span text:style-name="T13">100</text:span><text:span text:style-name="T6">&gt;&gt;</text:span> knowledge;</text:p>
      <text:p text:style-name="P8">public:</text:p>
      <text:p text:style-name="P1"><text:span text:style-name="T6">void</text:span> <text:span text:style-name="T12">add_q</text:span>(string q){<text:span text:style-name="T16">qs</text:span>.<text:span text:style-name="T12">push_back</text:span>(q);}</text:p>
      <text:p text:style-name="P1"><text:span text:style-name="T6">bool</text:span> <text:span text:style-name="T12">getAnswer</text:span>(){</text:p>
      <text:p text:style-name="P1"><text:span text:style-name="T6">char</text:span> <text:span text:style-name="T11">ans</text:span>;</text:p>
      <text:p text:style-name="P1">cin<text:span text:style-name="T6">&gt;&gt;</text:span><text:span text:style-name="T11">ans</text:span>;</text:p>
      <text:p text:style-name="P1"><text:span text:style-name="T7">while</text:span>(<text:span text:style-name="T11">ans</text:span><text:span text:style-name="T6">!=</text:span>’y’ <text:span text:style-name="T6">&amp;&amp;</text:span> ans<text:span text:style-name="T6">!=</text:span>’n’){</text:p>
      <text:p text:style-name="P1">cout<text:span text:style-name="T6">&lt;&lt;</text:span><text:span text:style-name="T8">"</text:span><text:span text:style-name="T9">You␣answered␣</text:span><text:span text:style-name="T8">"</text:span><text:span text:style-name="T6">&lt;&lt;</text:span><text:span text:style-name="T11">ans</text:span><text:span text:style-name="T6">&lt;&lt;</text:span><text:span text:style-name="T8">"</text:span><text:span text:style-name="T9">␣</text:span><text:span text:style-name="T8">"</text:span><text:span text:style-name="T6">&lt;&lt;</text:span>(<text:span text:style-name="T11">ans</text:span><text:span text:style-name="T6">==</text:span>’y’)<text:span text:style-name="T6">&lt;&lt;</text:span>endl;</text:p>
      <text:p text:style-name="P1">cout<text:span text:style-name="T6">&lt;&lt;</text:span><text:span text:style-name="T8">"</text:span><text:span text:style-name="T9">Answer␣y␣for␣yes␣or␣n␣for␣no.␣Please␣try␣again</text:span><text:span text:style-name="T8">"</text:span><text:span text:style-name="T6">&lt;&lt;</text:span>endl;</text:p>
      <text:p text:style-name="P1">cin<text:span text:style-name="T6">&gt;&gt;</text:span><text:span text:style-name="T11">ans</text:span>;</text:p>
      <text:p text:style-name="P1">}</text:p>
      <text:p text:style-name="P1"><text:span text:style-name="T7">return</text:span> <text:span text:style-name="T11">ans</text:span><text:span text:style-name="T6">==</text:span>’y’;</text:p>
      <text:p text:style-name="P1">}</text:p>
      <text:p text:style-name="P1">};</text:p>
      <text:p text:style-name="P1"><text:span text:style-name="T6">class</text:span> <text:span text:style-name="T11">FluExpert</text:span>:<text:span text:style-name="T6">public</text:span> <text:span text:style-name="T11">ExpertSystem</text:span>{</text:p>
      <text:p text:style-name="P8">public:</text:p>
      <text:p text:style-name="P1"><text:span text:style-name="T12">FluExpert</text:span>(){</text:p>
      <text:p text:style-name="P1">knowledge<text:span text:style-name="T6">=</text:span>{</text:p>
      <text:p text:style-name="P1"><text:span text:style-name="T13">0b00101</text:span>,<text:span text:style-name="T14"> // </text:span><text:span text:style-name="T15">fever &amp;&amp; sore throat -&gt; flu</text:span></text:p>
      <text:p text:style-name="P1"><text:span text:style-name="T13">0b10100</text:span>,<text:span text:style-name="T14"> // </text:span><text:span text:style-name="T15">sore throat &amp;&amp; body ache -&gt; flu</text:span></text:p>
      <text:p text:style-name="P1"><text:span text:style-name="T13">0b10001</text:span><text:span text:style-name="T14"> // </text:span><text:span text:style-name="T15">body ache &amp;&amp; fever -&gt; flu</text:span></text:p>
      <text:p text:style-name="P1">};</text:p>
      <text:p text:style-name="P1"><text:span text:style-name="T22">/* </text:span><text:span text:style-name="T23">Questions:</text:span></text:p>
      <text:p text:style-name="P9">0. fever</text:p>
      <text:p text:style-name="P9">1. cough</text:p>
      <text:p text:style-name="P9"><text:soft-page-break/>2. sore throat</text:p>
      <text:p text:style-name="P9">3. runny nose</text:p>
      <text:p text:style-name="P9">4. body ache</text:p>
      <text:p text:style-name="P10">*/</text:p>
      <text:p text:style-name="P1"><text:span text:style-name="T12">add_q</text:span>(<text:span text:style-name="T8">"</text:span><text:span text:style-name="T9">Does␣the␣patient␣have␣a␣fever?</text:span><text:span text:style-name="T8">"</text:span>);</text:p>
      <text:p text:style-name="P1"><text:span text:style-name="T12">add_q</text:span>(<text:span text:style-name="T8">"</text:span><text:span text:style-name="T9">Does␣the␣patient␣have␣a␣cough?</text:span><text:span text:style-name="T8">"</text:span>);</text:p>
      <text:p text:style-name="P1"><text:span text:style-name="T12">add_q</text:span>(<text:span text:style-name="T8">"</text:span><text:span text:style-name="T9">Does␣the␣patient␣have␣a␣sore␣throat?</text:span><text:span text:style-name="T8">"</text:span>);</text:p>
      <text:p text:style-name="P1"><text:span text:style-name="T12">add_q</text:span>(<text:span text:style-name="T8">"</text:span><text:span text:style-name="T9">Does␣the␣patient␣have␣a␣runny␣or␣stuffy␣nose?</text:span><text:span text:style-name="T8">"</text:span>);</text:p>
      <text:p text:style-name="P1"><text:span text:style-name="T12">add_q</text:span>(<text:span text:style-name="T8">"</text:span><text:span text:style-name="T9">Does␣the␣patient␣have␣muscle␣or␣body␣ache?</text:span><text:span text:style-name="T8">"</text:span>);</text:p>
      <text:p text:style-name="P1">}</text:p>
      <text:p text:style-name="P1"><text:span text:style-name="T6">void</text:span> <text:span text:style-name="T12">infer</text:span>(){</text:p>
      <text:p text:style-name="P1"><text:span text:style-name="T6">int</text:span> <text:span text:style-name="T11">i</text:span>;</text:p>
      <text:p text:style-name="P1"><text:span text:style-name="T14">// </text:span><text:span text:style-name="T15">Generate answer bitset</text:span></text:p>
      <text:p text:style-name="P1">bitset<text:span text:style-name="T6">&lt;</text:span><text:span text:style-name="T13">100</text:span><text:span text:style-name="T6">&gt;</text:span> answer;</text:p>
      <text:p text:style-name="P1"><text:span text:style-name="T7">for</text:span>(<text:span text:style-name="T11">i</text:span><text:span text:style-name="T6">=</text:span><text:span text:style-name="T13">0</text:span>;<text:span text:style-name="T11">i</text:span><text:span text:style-name="T6">&lt;</text:span><text:span text:style-name="T16">ans</text:span>.<text:span text:style-name="T12">size</text:span>();<text:span text:style-name="T11">i</text:span><text:span text:style-name="T6">++</text:span>){</text:p>
      <text:p text:style-name="P1"><text:span text:style-name="T11">answer</text:span>[<text:span text:style-name="T11">i</text:span>]<text:span text:style-name="T6">=</text:span><text:span text:style-name="T16">ans</text:span>[<text:span text:style-name="T11">i</text:span>];</text:p>
      <text:p text:style-name="P1">}</text:p>
      <text:p text:style-name="P1"><text:span text:style-name="T22">/* </text:span><text:span text:style-name="T23">cout&lt;&lt;answer&lt;&lt;endl; </text:span><text:span text:style-name="T22">*/</text:span></text:p>
      <text:p text:style-name="P1"><text:span text:style-name="T14">// </text:span><text:span text:style-name="T15">Use knowledge to get inference</text:span></text:p>
      <text:p text:style-name="P1"><text:span text:style-name="T6">bool</text:span> <text:span text:style-name="T11">hasFlu</text:span><text:span text:style-name="T6">=</text:span><text:span text:style-name="T11">false</text:span>;</text:p>
      <text:p text:style-name="P1"><text:span text:style-name="T7">for</text:span>(<text:span text:style-name="T11">i</text:span><text:span text:style-name="T6">=</text:span><text:span text:style-name="T13">0</text:span>;<text:span text:style-name="T11">i</text:span><text:span text:style-name="T6">&lt;</text:span><text:span text:style-name="T11">knowledge</text:span>.<text:span text:style-name="T12">size</text:span>();<text:span text:style-name="T11">i</text:span><text:span text:style-name="T6">++</text:span>){</text:p>
      <text:p text:style-name="P1"><text:span text:style-name="T7">if</text:span>(<text:span text:style-name="T11">knowledge</text:span>[<text:span text:style-name="T11">i</text:span>].<text:span text:style-name="T12">count</text:span>()<text:span text:style-name="T6">==</text:span>(<text:span text:style-name="T11">knowledge</text:span>[<text:span text:style-name="T11">i</text:span>]<text:span text:style-name="T16">&amp;</text:span>answer).<text:span text:style-name="T12">count</text:span>()){</text:p>
      <text:p text:style-name="P1"><text:span text:style-name="T11">hasFlu</text:span><text:span text:style-name="T6">=</text:span><text:span text:style-name="T11">true</text:span>;</text:p>
      <text:p text:style-name="P1">}</text:p>
      <text:p text:style-name="P1">}</text:p>
      <text:p text:style-name="P1"><text:span text:style-name="T14">// </text:span><text:span text:style-name="T15">Print inference</text:span></text:p>
      <text:p text:style-name="P1">cout<text:span text:style-name="T6">&lt;&lt;</text:span><text:span text:style-name="T8">"</text:span><text:span text:style-name="T9">CONCLUSION:</text:span><text:span text:style-name="T8">"</text:span><text:span text:style-name="T6">&lt;&lt;</text:span>endl;</text:p>
      <text:p text:style-name="P1"><text:span text:style-name="T7">if</text:span>(<text:span text:style-name="T11">hasFlu</text:span>){</text:p>
      <text:p text:style-name="P1">cout<text:span text:style-name="T6">&lt;&lt;</text:span><text:span text:style-name="T8">"</text:span><text:span text:style-name="T9">Patient␣has␣the␣common␣flu</text:span><text:span text:style-name="T8">"</text:span><text:span text:style-name="T6">&lt;&lt;</text:span>endl;</text:p>
      <text:p text:style-name="P1">}</text:p>
      <text:p text:style-name="P1"><text:span text:style-name="T7">else</text:span> <text:span text:style-name="T7">if</text:span>(<text:span text:style-name="T11">answer</text:span>[<text:span text:style-name="T13">0</text:span>]<text:span text:style-name="T6">==</text:span><text:span text:style-name="T13">0</text:span>){</text:p>
      <text:p text:style-name="P1">cout<text:span text:style-name="T6">&lt;&lt;</text:span><text:span text:style-name="T8">"</text:span><text:span text:style-name="T9">Patient␣does␣not␣have␣the␣common␣flu</text:span><text:span text:style-name="T8">"</text:span><text:span text:style-name="T6">&lt;&lt;</text:span>endl;</text:p>
      <text:p text:style-name="P1">}</text:p>
      <text:p text:style-name="P1"><text:span text:style-name="T7">else</text:span>{</text:p>
      <text:p text:style-name="P1">cout<text:span text:style-name="T6">&lt;&lt;</text:span><text:span text:style-name="T8">"</text:span><text:span text:style-name="T9">Inconclusive.␣Patient␣may␣or␣may␣not␣have␣the␣common␣</text:span></text:p>
      <text:p text:style-name="P1"><text:span text:style-name="T9">flu</text:span><text:span text:style-name="T8">"</text:span><text:span text:style-name="T6">&lt;&lt;</text:span>endl;</text:p>
      <text:p text:style-name="P1">}</text:p>
      <text:p text:style-name="P1">}</text:p>
      <text:p text:style-name="P1"><text:span text:style-name="T6">void</text:span> <text:span text:style-name="T12">run</text:span>(){</text:p>
      <text:p text:style-name="P1"><text:span text:style-name="T6">int</text:span> <text:span text:style-name="T11">i</text:span>;</text:p>
      <text:p text:style-name="P1"><text:span text:style-name="T14">// </text:span><text:span text:style-name="T15">Ask questions</text:span></text:p>
      <text:p text:style-name="P1"><text:span text:style-name="T7">for</text:span>(string <text:span text:style-name="T11">question</text:span> :<text:span text:style-name="T16">qs</text:span>){</text:p>
      <text:p text:style-name="P1">cout<text:span text:style-name="T6">&lt;&lt;</text:span><text:span text:style-name="T11">question</text:span><text:span text:style-name="T6">&lt;&lt;</text:span><text:span text:style-name="T8">"</text:span><text:span text:style-name="T9">␣[y/n]</text:span><text:span text:style-name="T8">"</text:span><text:span text:style-name="T6">&lt;&lt;</text:span>endl;</text:p>
      <text:p text:style-name="P1"><text:span text:style-name="T16">ans</text:span>.<text:span text:style-name="T12">push_back</text:span>(<text:span text:style-name="T12">getAnswer</text:span>());</text:p>
      <text:p text:style-name="P1">}</text:p>
      <text:p text:style-name="P1">}</text:p>
      <text:p text:style-name="P1">};</text:p>
      <text:p text:style-name="P1"><text:span text:style-name="T6">int</text:span> <text:span text:style-name="T12">main</text:span>(){</text:p>
      <text:p text:style-name="P1"><text:span text:style-name="T11">FluExpert</text:span> <text:span text:style-name="T11">patient0</text:span><text:span text:style-name="T6">=</text:span><text:span text:style-name="T12">FluExpert</text:span>();</text:p>
      <text:p text:style-name="P1"><text:span text:style-name="T11">patient0</text:span>.<text:span text:style-name="T12">run</text:span>();</text:p>
      <text:p text:style-name="P1"><text:span text:style-name="T11">patient0</text:span>.<text:span text:style-name="T12">infer</text:span>();</text:p>
      <text:p text:style-name="P1"><text:soft-page-break/>}</text:p>
      <text:p text:style-name="P19">Output <text:span text:style-name="T4">:</text:span></text:p>
      <text:p text:style-name="P16">Does the patient have a fever? [y/n]</text:p>
      <text:p text:style-name="P16">y</text:p>
      <text:p text:style-name="P16">Does the patient have a cough? [y/n]</text:p>
      <text:p text:style-name="P16">n</text:p>
      <text:p text:style-name="P16">Does the patient have a sore throat? [y/n]</text:p>
      <text:p text:style-name="P16">y</text:p>
      <text:p text:style-name="P16">Does the patient have a runny or stuffy nose? [y/n]</text:p>
      <text:p text:style-name="P16">n</text:p>
      <text:p text:style-name="P16">Does the patient have muscle or body ache? [y/n]</text:p>
      <text:p text:style-name="P16">n</text:p>
      <text:p text:style-name="P16">CONCLUSION:</text:p>
      <text:p text:style-name="P16">Patient has the common flu</text:p>
      <text:p text:style-name="P5"/>
      <text:p text:style-name="P11"/>
      <text:p text:style-name="P14"><text:span text:style-name="T3">Conclusion </text:span><text:span text:style-name="T5">: An expert system to analyze the symptoms of common flu and suggest proper remedy was successfully written and executed </text:span></text:p>
      <text:p text:style-name="P18"/>
      <text:p text:style-name="P20">Deepraj Bhosale</text:p>
      <text:p text:style-name="P20">18110501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12:02.523000000</meta:creation-date>
    <dc:date>2021-07-31T19:55:28.468000000</dc:date>
    <meta:editing-duration>PT45M20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110" meta:word-count="422" meta:character-count="3121" meta:non-whitespace-character-count="2804"/>
  </office:meta>
</office:document-meta>
</file>